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ammut Infinit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Mammut Infinit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ammut Infinit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Mammut Infinit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Sterling Fusion Nan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Sterling Fusion Nan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Sterling Fusion Nan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Sterling Fusion Nano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Petzl Fus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Petzl Fus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ammut Revelation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Mammut Revel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BlueWater Puls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BlueWater Puls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BlueWater Puls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BlueWater Lightning Pro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BlueWater Lightning Pro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Sterling Marathon Pr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Sterling Marathon Pr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Sterling Marathon Pr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Sterling Marathon Pr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Mammut Tusk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Mammut Tusk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Petzl Nomad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Petzl Nomad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BlueWater Eliminato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BlueWater Eliminator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Maxim Pinnacl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Maxim Pinnacl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Maxim Glider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Maxim Glider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Maxim Equinox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eal Edlinger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eal Edlinger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Beal Edlinger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Beal Edli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4:40:58.562980054</dc:date>
    <meta:editing-duration>PT2H48M23S</meta:editing-duration>
    <meta:editing-cycles>5</meta:editing-cycles>
    <meta:generator>LibreOffice/4.2.7.2$Linux_X86_64 LibreOffice_project/420m0$Build-2</meta:generator>
    <meta:document-statistic meta:table-count="2" meta:cell-count="407" meta:object-count="0"/>
  </office:meta>
</office:document-meta>
</file>